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5.216cm"/>
    </style:style>
    <style:style style:name="gr2" style:family="graphic" style:parent-style-name="standard">
      <style:graphic-properties draw:textarea-horizontal-align="justify" draw:textarea-vertical-align="middle" draw:auto-grow-height="false" fo:min-height="3.702cm" fo:min-width="5.8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1.659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672cm" fo:min-width="4.5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1.53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2.926cm" fo:min-width="7.75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1cm" fo:min-width="1.435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3.18cm" fo:min-width="5.91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47cm" fo:min-width="1.786cm"/>
    </style:style>
    <style:style style:name="gr13" style:family="graphic" style:parent-style-name="standard">
      <style:graphic-properties draw:textarea-horizontal-align="justify" draw:textarea-vertical-align="middle" draw:auto-grow-height="false" fo:min-height="3.342cm" fo:min-width="7.76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817cm" fo:min-width="1.74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2cm" fo:min-width="1.659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544cm" fo:min-width="4.5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47cm" fo:min-width="1.84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147cm" fo:min-width="1.40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1.024cm"/>
    </style:style>
    <style:style style:name="gr20" style:family="graphic" style:parent-style-name="standard">
      <style:graphic-properties draw:textarea-horizontal-align="justify" draw:textarea-vertical-align="middle" draw:auto-grow-height="false" fo:min-height="3.433cm" fo:min-width="3.901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11.43cm" svg:height="5.588cm" svg:x="-0.27cm" svg:y="-1.54cm">
          <text:p text:style-name="P1">Попадает ли </text:p>
          <text:p text:style-name="P1">новая точка в какую-либо</text:p>
          <text:p text:style-name="P1"><text:s/>из своих петел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9.017cm" svg:height="5.588cm" svg:x="-20.082cm" svg:y="12.811cm">
          <text:p text:style-name="P1">1. Разрешаем точку </text:p>
          <text:p text:style-name="P1">2. Пересчитываем петли</text:p>
          <text:p text:style-name="P1">3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16.955cm" svg:x1="16.494cm" svg:y1="-1.54cm" svg:x2="-15.574cm" svg:y2="12.811cm" draw:start-shape="id1" draw:start-glue-point="6" draw:end-shape="id2" svg:d="M16494-1540v-9779h-32068v24130" svg:viewBox="0 0 32069 24131">
          <text:p/>
        </draw:connector>
        <draw:connector draw:style-name="gr3" draw:text-style-name="P3" draw:layer="layout" draw:line-skew="-17.082cm" svg:x1="16.494cm" svg:y1="-1.54cm" svg:x2="26.781cm" svg:y2="13.192cm" draw:start-shape="id1" draw:start-glue-point="6" draw:end-shape="id3" draw:end-glue-point="4" svg:d="M16494-1540v-9715h10287v24447" svg:viewBox="0 0 10288 24448">
          <text:p/>
        </draw:connector>
        <draw:custom-shape draw:style-name="gr4" draw:text-style-name="P4" draw:layer="layout" svg:width="2.286cm" svg:height="1.27cm" svg:x="18.78cm" svg:y="-11.827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3.556cm" svg:x="24.876cm" svg:y="13.192cm">
          <text:p text:style-name="P1">Отменяем </text:p>
          <text:p text:style-name="P1">точк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159cm" svg:height="1.397cm" svg:x="6.363cm" svg:y="-11.934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10.16cm" svg:height="5.842cm" svg:x="-6.493cm" svg:y="36.433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-0.763cm" svg:x1="-1.413cm" svg:y1="42.275cm" svg:x2="-6.628cm" svg:y2="46.388cm" draw:start-shape="id4" draw:start-glue-point="6" draw:end-shape="id5" draw:end-glue-point="4" svg:d="M-1413 42275v1294h-5215v2819" svg:viewBox="0 0 5216 4114">
          <text:p/>
        </draw:connector>
        <draw:custom-shape draw:style-name="gr8" draw:text-style-name="P4" draw:layer="layout" svg:width="2.032cm" svg:height="1.27cm" svg:x="-5.477cm" svg:y="43.037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16.51cm" svg:height="6.35cm" svg:x="-14.883cm" svg:y="46.388cm">
          <text:p text:style-name="P1">Окружает ли новая петля </text:p>
          <text:p text:style-name="P1">свободные вражеские точки,</text:p>
          <text:p text:style-name="P1">которые не входят в состав петель </text:p>
          <text:p text:style-name="P1">с завоеванными точками</text:p>
          <text:p text:style-name="P1">активного игро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6.628cm" svg:y1="52.738cm" svg:x2="-35.195cm" svg:y2="50.848cm" draw:start-shape="id5" draw:start-glue-point="6" draw:end-shape="id6" draw:end-glue-point="10" svg:d="M-6628 52738v502h-18410v-2392h-10157" svg:viewBox="0 0 28568 2393">
          <text:p/>
        </draw:connector>
        <draw:custom-shape draw:style-name="gr10" draw:text-style-name="P4" draw:layer="layout" svg:width="1.935cm" svg:height="1.391cm" svg:x="-14.494cm" svg:y="52.562cm">
          <text:p text:style-name="P1">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7" draw:id="id7" draw:layer="layout" svg:width="12.827cm" svg:height="6.858cm" svg:x="4.175cm" svg:y="19.288cm">
          <text:p text:style-name="P1">Попадает ли </text:p>
          <text:p text:style-name="P1">новая точка в петлю оппонента </text:p>
          <text:p text:style-name="P1">(любую: с захваченными точками </text:p>
          <text:p text:style-name="P1">или без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89cm" svg:y1="26.146cm" svg:x2="21.066cm" svg:y2="28.559cm" draw:start-shape="id7" draw:start-glue-point="6" draw:end-shape="id8" draw:end-glue-point="5" svg:d="M10589 26146v2413h10477" svg:viewBox="0 0 10478 2414">
          <text:p/>
        </draw:connector>
        <draw:custom-shape draw:style-name="gr12" draw:text-style-name="P4" draw:layer="layout" svg:width="2.286cm" svg:height="1.397cm" svg:x="13.319cm" svg:y="27.797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" xml:id="id10" draw:id="id10" draw:layer="layout" svg:width="11.684cm" svg:height="5.08cm" svg:x="10.779cm" svg:y="49.26cm">
          <text:p text:style-name="P1">1. Создаем петлю оппоненту</text:p>
          <text:p text:style-name="P1">2. Окружаем этой петлей новую точку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589cm" svg:y1="26.146cm" svg:x2="-22.673cm" svg:y2="26.763cm" draw:start-shape="id7" draw:start-glue-point="6" draw:end-shape="id9" draw:end-glue-point="7" svg:d="M10589 26146v617h-33262" svg:viewBox="0 0 33263 618">
          <text:p/>
        </draw:connector>
        <draw:connector draw:style-name="gr3" draw:text-style-name="P3" draw:layer="layout" draw:line-skew="-2.223cm" svg:x1="-1.413cm" svg:y1="42.275cm" svg:x2="16.621cm" svg:y2="49.26cm" draw:start-shape="id4" draw:start-glue-point="6" draw:end-shape="id10" draw:end-glue-point="4" svg:d="M-1413 42275v1270h18034v5715" svg:viewBox="0 0 18035 6986">
          <text:p/>
        </draw:connector>
        <draw:custom-shape draw:style-name="gr12" draw:text-style-name="P4" draw:layer="layout" svg:width="2.286cm" svg:height="1.397cm" svg:x="1cm" svg:y="42.91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5.086cm" svg:x1="-6.628cm" svg:y1="52.738cm" svg:x2="16.621cm" svg:y2="54.34cm" draw:start-shape="id5" draw:start-glue-point="6" draw:end-shape="id10" draw:end-glue-point="8" svg:d="M-6628 52738v7190h23249v-5588" svg:viewBox="0 0 23250 7191">
          <text:p/>
        </draw:connector>
        <draw:custom-shape draw:style-name="gr14" draw:text-style-name="P4" xml:id="id11" draw:id="id11" draw:layer="layout" svg:width="3.175cm" svg:height="2.921cm" svg:x="-7.255cm" svg:y="-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4.08cm" svg:y1="1.191cm" svg:x2="-0.27cm" svg:y2="1.254cm" draw:start-shape="id11" draw:start-glue-point="10" draw:end-shape="id12" draw:end-glue-point="5" svg:d="M-4080 1191h1906v63h1904" svg:viewBox="0 0 3811 64">
          <text:p/>
        </draw:connector>
        <draw:connector draw:style-name="gr3" draw:text-style-name="P3" draw:layer="layout" svg:x1="11.16cm" svg:y1="1.254cm" svg:x2="16.494cm" svg:y2="-1.54cm" draw:start-shape="id12" draw:start-glue-point="7" draw:end-shape="id1" draw:end-glue-point="6" svg:d="M11160 1254h5334v-2794" svg:viewBox="0 0 5335 2795">
          <text:p/>
        </draw:connector>
        <draw:custom-shape draw:style-name="gr12" draw:text-style-name="P4" draw:layer="layout" svg:width="2.286cm" svg:height="1.397cm" svg:x="12.176cm" svg:y="0.492cm">
          <text:p text:style-name="P1">да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445cm" svg:y1="4.048cm" svg:x2="10.589cm" svg:y2="19.288cm" draw:start-shape="id12" draw:start-glue-point="6" draw:end-shape="id7" draw:end-glue-point="4" svg:d="M5445 4048v7621h5144v7619" svg:viewBox="0 0 5145 15241">
          <text:p/>
        </draw:connector>
        <draw:custom-shape draw:style-name="gr15" draw:text-style-name="P4" draw:layer="layout" svg:width="2.159cm" svg:height="1.27cm" svg:x="4.302cm" svg:y="4.937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43cm" svg:height="5.588cm" svg:x="10.779cm" svg:y="-7.128cm">
          <text:p text:style-name="P1">Есть ли в этой петле </text:p>
          <text:p text:style-name="P1">захвач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8" draw:id="id8" draw:layer="layout" svg:width="10.16cm" svg:height="5.588cm" svg:x="21.066cm" svg:y="25.765cm">
          <text:p text:style-name="P1">Есть ли в этой петле </text:p>
          <text:p text:style-name="P1">окруж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6.146cm" svg:y1="31.353cm" svg:x2="-1.413cm" svg:y2="36.433cm" draw:start-shape="id8" draw:start-glue-point="6" draw:end-shape="id4" draw:end-glue-point="4" svg:d="M26146 31353v2541h-27559v2539" svg:viewBox="0 0 27560 5081">
          <text:p/>
        </draw:connector>
        <draw:custom-shape draw:style-name="gr17" draw:text-style-name="P4" draw:layer="layout" svg:width="2.347cm" svg:height="1.397cm" svg:x="19.669cm" svg:y="33.258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6.146cm" svg:y1="25.765cm" svg:x2="26.781cm" svg:y2="16.748cm" draw:start-shape="id8" draw:start-glue-point="4" draw:end-shape="id3" draw:end-glue-point="8" svg:d="M26146 25765v-4508h635v-4509" svg:viewBox="0 0 636 9018">
          <text:p/>
        </draw:connector>
        <draw:custom-shape draw:style-name="gr18" draw:text-style-name="P4" draw:layer="layout" svg:width="1.905cm" svg:height="1.397cm" svg:x="25.13cm" svg:y="22.209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4" draw:layer="layout" svg:width="2.347cm" svg:height="1.397cm" svg:x="-7.771cm" svg:y="57.691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347cm" svg:height="1.397cm" svg:x="-7.763cm" svg:y="26.146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10.16cm" svg:height="5.842cm" svg:x="-32.833cm" svg:y="23.842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-0.763cm" svg:x1="-27.753cm" svg:y1="29.684cm" svg:x2="-27.829cm" svg:y2="35.417cm" draw:start-shape="id9" draw:start-glue-point="6" draw:end-shape="id13" draw:end-glue-point="4" svg:d="M-27753 29684v2104h-76v3629" svg:viewBox="0 0 77 5734">
          <text:p/>
        </draw:connector>
        <draw:custom-shape draw:style-name="gr8" draw:text-style-name="P4" draw:layer="layout" svg:width="2.032cm" svg:height="1.27cm" svg:x="-28.972cm" svg:y="30.464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16.51cm" svg:height="6.35cm" svg:x="-36.084cm" svg:y="35.417cm">
          <text:p text:style-name="P1">Окружает ли новая петля </text:p>
          <text:p text:style-name="P1">свободные вражеские точки,</text:p>
          <text:p text:style-name="P1">которые не входят в состав петель </text:p>
          <text:p text:style-name="P1">с завоеванными точками</text:p>
          <text:p text:style-name="P1">активного игро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36.084cm" svg:y1="38.592cm" svg:x2="-38.306cm" svg:y2="48.244cm" draw:start-shape="id13" draw:start-glue-point="5" draw:end-shape="id6" draw:end-glue-point="4" svg:d="M-36084 38592h-2222v9652" svg:viewBox="0 0 2223 9653">
          <text:p/>
        </draw:connector>
        <draw:custom-shape draw:style-name="gr19" draw:text-style-name="P4" draw:layer="layout" svg:width="1.524cm" svg:height="1.27cm" svg:x="-39.132cm" svg:y="40.497cm">
          <text:p text:style-name="P1">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6" draw:id="id6" draw:layer="layout" svg:width="6.223cm" svg:height="5.207cm" svg:x="-41.418cm" svg:y="48.244cm">
          <text:p text:style-name="P1">1. Создаем петлю<text:line-break/>2. Окружаем точки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27.753cm" svg:y1="23.842cm" svg:x2="-15.573cm" svg:y2="18.399cm" draw:start-shape="id9" draw:start-glue-point="4" draw:end-shape="id2" draw:end-glue-point="8" svg:d="M-27753 23842v-2721h12180v-2722" svg:viewBox="0 0 12181 5444">
          <text:p/>
        </draw:connector>
        <draw:custom-shape draw:style-name="gr12" draw:text-style-name="P4" draw:layer="layout" svg:width="2.286cm" svg:height="1.397cm" svg:x="-23.638cm" svg:y="20.431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785cm" svg:x1="-36.084cm" svg:y1="38.592cm" svg:x2="-20.082cm" svg:y2="15.605cm" draw:start-shape="id13" draw:start-glue-point="5" draw:end-shape="id2" draw:end-glue-point="6" svg:d="M-36084 38592h-2286v-22987h18288" svg:viewBox="0 0 18289 22988">
          <text:p/>
        </draw:connector>
        <draw:custom-shape draw:style-name="gr17" draw:text-style-name="P4" draw:layer="layout" svg:width="2.347cm" svg:height="1.397cm" svg:x="-39.574cm" svg:y="34.782cm">
          <text:p text:style-name="P1">нет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1:53:58.478935434</meta:creation-date>
    <dc:date>2017-09-27T23:49:24.687605929</dc:date>
    <meta:editing-duration>P2DT1H1M53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